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7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507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3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2899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80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loria.pavan@bancopopolare.it" xlink:type="simple">gloria.pavan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I (CAPOARE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7733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99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3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2227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17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NOV.2015 – SERGIO GRASS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NOV.2015 – SERGIO GRA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7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NOV.2015 – SERGIO GRASS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rgio.grassi@crveneto.it" xlink:type="simple">sergio.grassi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6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87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5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28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orgio.betella@ifco.de" xlink:type="simple">giorgio.betella@ifco.de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24265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241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5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18089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01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 (MICHELE BERTON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2180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56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30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0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57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5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8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2" table:number-rows-repeated="30073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 table:number-rows-repeated="10165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4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4:03:15.93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6-08-22T11:19:42</meta:creation-date>
    <dc:date>2015-12-10T14:24:59.072000000</dc:date>
    <meta:editing-cycles>292</meta:editing-cycles>
    <meta:editing-duration>P2DT8H41M42S</meta:editing-duration>
    <meta:document-statistic meta:table-count="3" meta:cell-count="7157" meta:object-count="0"/>
    <meta:user-defined meta:name="Info 1"/>
    <meta:user-defined meta:name="Info 2"/>
    <meta:user-defined meta:name="Info 3"/>
    <meta:user-defined meta:name="Info 4"/>
  </office:meta>
</office:document-meta>
</file>